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rsid="0013329f" officeooo:paragraph-rsid="0013329f"/>
    </style:style>
    <style:style style:name="P2" style:family="paragraph" style:parent-style-name="Standard">
      <style:paragraph-properties fo:text-align="justify" style:justify-single-word="false"/>
      <style:text-properties officeooo:rsid="0013329f" officeooo:paragraph-rsid="001d9d14"/>
    </style:style>
    <style:style style:name="P3" style:family="paragraph" style:parent-style-name="Standard">
      <style:paragraph-properties fo:text-align="justify" style:justify-single-word="false"/>
      <style:text-properties officeooo:rsid="0013329f" officeooo:paragraph-rsid="0023ab26"/>
    </style:style>
    <style:style style:name="P4" style:family="paragraph" style:parent-style-name="Standard">
      <style:paragraph-properties fo:text-align="justify" style:justify-single-word="false"/>
      <style:text-properties officeooo:rsid="0015da6e" officeooo:paragraph-rsid="0015da6e"/>
    </style:style>
    <style:style style:name="P5" style:family="paragraph" style:parent-style-name="Standard">
      <style:paragraph-properties fo:text-align="justify" style:justify-single-word="false"/>
      <style:text-properties officeooo:rsid="0017a563" officeooo:paragraph-rsid="0017a563"/>
    </style:style>
    <style:style style:name="P6" style:family="paragraph" style:parent-style-name="Standard">
      <style:paragraph-properties fo:text-align="justify" style:justify-single-word="false"/>
      <style:text-properties fo:font-weight="bold" officeooo:rsid="0017a563" officeooo:paragraph-rsid="0017a563" style:font-weight-asian="bold" style:font-weight-complex="bold"/>
    </style:style>
    <style:style style:name="P7" style:family="paragraph" style:parent-style-name="Standard">
      <style:paragraph-properties fo:text-align="justify" style:justify-single-word="false"/>
      <style:text-properties fo:font-weight="normal" officeooo:rsid="0017a563" officeooo:paragraph-rsid="0017a563" style:font-weight-asian="normal" style:font-weight-complex="normal"/>
    </style:style>
    <style:style style:name="P8" style:family="paragraph" style:parent-style-name="Standard">
      <style:paragraph-properties fo:text-align="justify" style:justify-single-word="false"/>
      <style:text-properties officeooo:rsid="001e2d33" officeooo:paragraph-rsid="001e2d33"/>
    </style:style>
    <style:style style:name="P9" style:family="paragraph" style:parent-style-name="Standard">
      <style:paragraph-properties fo:text-align="justify" style:justify-single-word="false"/>
      <style:text-properties officeooo:rsid="001e2d33" officeooo:paragraph-rsid="0013329f"/>
    </style:style>
    <style:style style:name="P10" style:family="paragraph" style:parent-style-name="Standard">
      <style:paragraph-properties fo:text-align="justify" style:justify-single-word="false"/>
      <style:text-properties officeooo:rsid="001ea415" officeooo:paragraph-rsid="001ea415"/>
    </style:style>
    <style:style style:name="P11" style:family="paragraph" style:parent-style-name="Standard">
      <style:paragraph-properties fo:text-align="justify" style:justify-single-word="false"/>
      <style:text-properties officeooo:rsid="0022a8f6" officeooo:paragraph-rsid="0023ab26"/>
    </style:style>
    <style:style style:name="P12" style:family="paragraph" style:parent-style-name="Standard">
      <style:paragraph-properties fo:text-align="justify" style:justify-single-word="false"/>
      <style:text-properties officeooo:rsid="00245693" officeooo:paragraph-rsid="00245693"/>
    </style:style>
    <style:style style:name="P13" style:family="paragraph" style:parent-style-name="Standard">
      <style:paragraph-properties fo:text-align="justify" style:justify-single-word="false"/>
      <style:text-properties officeooo:rsid="002472a4" officeooo:paragraph-rsid="002472a4"/>
    </style:style>
    <style:style style:name="P14" style:family="paragraph" style:parent-style-name="Standard">
      <style:paragraph-properties fo:text-align="justify" style:justify-single-word="false"/>
      <style:text-properties officeooo:rsid="0024ad80" officeooo:paragraph-rsid="0024ad80"/>
    </style:style>
    <style:style style:name="P15" style:family="paragraph" style:parent-style-name="Standard">
      <style:paragraph-properties fo:text-align="justify" style:justify-single-word="false"/>
      <style:text-properties officeooo:rsid="0024ae6f" officeooo:paragraph-rsid="0024ae6f"/>
    </style:style>
    <style:style style:name="P16" style:family="paragraph" style:parent-style-name="Standard">
      <style:paragraph-properties fo:text-align="justify" style:justify-single-word="false"/>
      <style:text-properties officeooo:rsid="0025f5a9" officeooo:paragraph-rsid="0025f5a9"/>
    </style:style>
    <style:style style:name="P17" style:family="paragraph" style:parent-style-name="Standard">
      <style:paragraph-properties fo:text-align="justify" style:justify-single-word="false"/>
      <style:text-properties officeooo:rsid="00270ee7" officeooo:paragraph-rsid="00270ee7"/>
    </style:style>
    <style:style style:name="P18" style:family="paragraph" style:parent-style-name="Standard">
      <style:paragraph-properties fo:text-align="justify" style:justify-single-word="false"/>
      <style:text-properties officeooo:rsid="00287cfe" officeooo:paragraph-rsid="00287cfe"/>
    </style:style>
    <style:style style:name="P19" style:family="paragraph" style:parent-style-name="Standard">
      <style:paragraph-properties fo:text-align="justify" style:justify-single-word="false"/>
      <style:text-properties officeooo:rsid="002908d2" officeooo:paragraph-rsid="002908d2"/>
    </style:style>
    <style:style style:name="P20" style:family="paragraph" style:parent-style-name="Standard">
      <style:paragraph-properties fo:text-align="justify" style:justify-single-word="false"/>
      <style:text-properties officeooo:rsid="002ccd14" officeooo:paragraph-rsid="002ccd14"/>
    </style:style>
    <style:style style:name="P21" style:family="paragraph" style:parent-style-name="Standard">
      <style:paragraph-properties fo:text-align="justify" style:justify-single-word="false"/>
      <style:text-properties officeooo:rsid="002dce6a" officeooo:paragraph-rsid="002dce6a"/>
    </style:style>
    <style:style style:name="P22" style:family="paragraph" style:parent-style-name="Standard">
      <style:paragraph-properties fo:text-align="justify" style:justify-single-word="false"/>
      <style:text-properties officeooo:rsid="002ccd14" officeooo:paragraph-rsid="002ccd14"/>
    </style:style>
    <style:style style:name="P23" style:family="paragraph" style:parent-style-name="Standard">
      <style:paragraph-properties fo:text-align="justify" style:justify-single-word="false"/>
      <style:text-properties officeooo:rsid="002ccd14" officeooo:paragraph-rsid="002eafa6"/>
    </style:style>
    <style:style style:name="P24" style:family="paragraph" style:parent-style-name="Standard">
      <style:paragraph-properties fo:text-align="justify" style:justify-single-word="false"/>
      <style:text-properties officeooo:rsid="002eafa6" officeooo:paragraph-rsid="002eafa6"/>
    </style:style>
    <style:style style:name="P25" style:family="paragraph" style:parent-style-name="Standard">
      <style:paragraph-properties fo:text-align="justify" style:justify-single-word="false"/>
      <style:text-properties officeooo:rsid="002fa4c6" officeooo:paragraph-rsid="002fa4c6"/>
    </style:style>
    <style:style style:name="T1" style:family="text">
      <style:text-properties fo:font-weight="bold" style:font-weight-asian="bold" style:font-weight-complex="bold"/>
    </style:style>
    <style:style style:name="T2" style:family="text">
      <style:text-properties officeooo:rsid="0013329f"/>
    </style:style>
    <style:style style:name="T3" style:family="text">
      <style:text-properties officeooo:rsid="0014339f"/>
    </style:style>
    <style:style style:name="T4" style:family="text">
      <style:text-properties officeooo:rsid="001cfa13"/>
    </style:style>
    <style:style style:name="T5" style:family="text">
      <style:text-properties officeooo:rsid="001d9d14"/>
    </style:style>
    <style:style style:name="T6" style:family="text">
      <style:text-properties officeooo:rsid="001dedf2"/>
    </style:style>
    <style:style style:name="T7" style:family="text">
      <style:text-properties officeooo:rsid="001fcfea"/>
    </style:style>
    <style:style style:name="T8" style:family="text">
      <style:text-properties officeooo:rsid="002472a4"/>
    </style:style>
    <style:style style:name="T9" style:family="text">
      <style:text-properties officeooo:rsid="0024ad80"/>
    </style:style>
    <style:style style:name="T10" style:family="text">
      <style:text-properties officeooo:rsid="0025f5a9"/>
    </style:style>
    <style:style style:name="T11" style:family="text">
      <style:text-properties officeooo:rsid="00287cfe"/>
    </style:style>
    <style:style style:name="T12" style:family="text">
      <style:text-properties officeooo:rsid="002908d2"/>
    </style:style>
    <style:style style:name="T13" style:family="text">
      <style:text-properties officeooo:rsid="002a381f"/>
    </style:style>
    <style:style style:name="T14" style:family="text">
      <style:text-properties officeooo:rsid="002dce6a"/>
    </style:style>
    <style:style style:name="T15" style:family="text">
      <style:text-properties officeooo:rsid="002eafa6"/>
    </style:style>
    <style:style style:name="T16" style:family="text">
      <style:text-properties officeooo:rsid="002ccd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De las tres características del teorema CAP, Consistency, Partition Tolerance &amp; Availability, Hadoop elige Consistencia y tolerancia a particiones de la red. </text:p>
      <text:p text:style-name="P1">La disponibilidad no está asegurada, ya que si fallan tres nodos del HDFS, puede darse el caso de que algunos archivos se tornen no disponibles. </text:p>
      <text:p text:style-name="P1"/>
      <text:p text:style-name="P1"><text:span text:style-name="T1">CP:</text:span> Hadoop y Zookeeper. Ambos eligen consistencia. La disponibilidad es mucho más cara de mantener que la consistencia. En estos sistemas los datos pueden tornarse no disponibles, pero cuando están, todos los ven de manera consistente. </text:p>
      <text:p text:style-name="P1"><text:span text:style-name="T1">AP:</text:span> Ejemplos Amazon Dynamo, CouchDB, Cassandra, SimpleDB, Riak, Voldemort. </text:p>
      <text:p text:style-name="P1"><text:span text:style-name="T1">CA:</text:span> Parece ser que en la práctica uno no puede elegir 'no soportar' particiones en la red. Mantener C y A sin P, es un lugar del espacio de diseño con poco valor práctico. </text:p>
      <text:p text:style-name="P1"/>
      <text:p text:style-name="P1">La realidad es que en la práctica no todas las capacidades son excluyentes de manera absoluta, sino que existe un contínuo entre las capacidades donde se puede comprometer partes de una característica en beneficio de alguna otra. </text:p>
      <text:p text:style-name="P1">Parece ser que la realidad de CAP, al día de la fecha, para los diseñadores de sistemas distribuidos es ver como balancear la C y la A manteniendo P. Digamos, no se pueden salvar de encargarse de P.</text:p>
      <text:p text:style-name="P1"/>
      <text:p text:style-name="P1">2. <text:span text:style-name="T3">En este caso, hice el esfuerzo de mantener el mismo dataset del práctico anterior, e incluso el mismo split entre train y test. Aquí están los datos separados entre training y test,</text:span></text:p>
      <text:p text:style-name="P1"/>
      <text:p text:style-name="P4">Los datos son de training son: </text:p>
      <text:p text:style-name="P4">[1, 1, 1, 0] </text:p>
      <text:p text:style-name="P4"/>
      <text:p text:style-name="P4">[1, 0, 0, 1] </text:p>
      <text:p text:style-name="P4"/>
      <text:p text:style-name="P4">[1, 0, 1, 1] </text:p>
      <text:p text:style-name="P4"/>
      <text:p text:style-name="P4">[0, 0, 0, 0] </text:p>
      <text:p text:style-name="P4"/>
      <text:p text:style-name="P4">[0, 1, 0, 1] </text:p>
      <text:p text:style-name="P4"/>
      <text:p text:style-name="P4">[1, 1, 0, 0] </text:p>
      <text:p text:style-name="P4"/>
      <text:p text:style-name="P4">[1, 0, 0, 1] </text:p>
      <text:p text:style-name="P4"/>
      <text:p text:style-name="P4">[1, 1, 1, 0] </text:p>
      <text:p text:style-name="P4"/>
      <text:p text:style-name="P4">[1, 1, 1, 0] </text:p>
      <text:p text:style-name="P4"/>
      <text:p text:style-name="P4">[0, 0, 0, 0] </text:p>
      <text:p text:style-name="P4"/>
      <text:p text:style-name="P4">[1, 0, 1, 1] </text:p>
      <text:p text:style-name="P4"/>
      <text:p text:style-name="P4">[0, 0, 1, 0] </text:p>
      <text:p text:style-name="P4"/>
      <text:p text:style-name="P4">[0, 0, 0, 0] </text:p>
      <text:p text:style-name="P4"/>
      <text:p text:style-name="P4">[0, 0, 0, 0] </text:p>
      <text:p text:style-name="P4"/>
      <text:p text:style-name="P4">[0, 0, 0, 0] </text:p>
      <text:p text:style-name="P4"/>
      <text:p text:style-name="P4"><text:soft-page-break/>[0, 1, 0, 1] </text:p>
      <text:p text:style-name="P4"/>
      <text:p text:style-name="P4">Los datos son de test son: </text:p>
      <text:p text:style-name="P4">[1, 1, 0, 0] </text:p>
      <text:p text:style-name="P4"/>
      <text:p text:style-name="P4">[0, 0, 0, 0] </text:p>
      <text:p text:style-name="P4"/>
      <text:p text:style-name="P4">[0, 1, 0, 1] </text:p>
      <text:p text:style-name="P4"/>
      <text:p text:style-name="P4">[0, 1, 1, 1] </text:p>
      <text:p text:style-name="P4"/>
      <text:p text:style-name="P4">[0, 0, 0, 0] </text:p>
      <text:p text:style-name="P4"/>
      <text:p text:style-name="P4">[0, 1, 1, 1] </text:p>
      <text:p text:style-name="P4"/>
      <text:p text:style-name="P4">[1, 1, 0, 0] </text:p>
      <text:p text:style-name="P4"/>
      <text:p text:style-name="P4">[1, 0, 0, 1] </text:p>
      <text:p text:style-name="P4"/>
      <text:p text:style-name="P4">[0, 0, 0, 0] </text:p>
      <text:p text:style-name="P4"/>
      <text:p text:style-name="P4">[0, 1, 1, 1] </text:p>
      <text:p text:style-name="P4"/>
      <text:p text:style-name="P4">[0, 1, 1, 1] </text:p>
      <text:p text:style-name="P4"/>
      <text:p text:style-name="P4">[1, 0, 1, 1] </text:p>
      <text:p text:style-name="P4"/>
      <text:p text:style-name="P4">[1, 1, 1, 0] </text:p>
      <text:p text:style-name="P4"/>
      <text:p text:style-name="P4">[0, 1, 0, 1] </text:p>
      <text:p text:style-name="P4"/>
      <text:p text:style-name="P5">Este es el árbol que aprende ID3, con los resultados de precision &amp; recall correspondientes,</text:p>
      <text:p text:style-name="P5"/>
      <text:p text:style-name="P5"><text:s text:c="2"/>Attribute: <text:s text:c="3"/>Value: </text:p>
      <text:p text:style-name="P5"><text:s text:c="4"/>Attribute: 0 <text:s text:c="2"/>Value: 0 </text:p>
      <text:p text:style-name="P5"><text:s text:c="8"/>Attribute: 1 <text:s text:c="2"/>Value: 0 </text:p>
      <text:p text:style-name="P5"><text:s text:c="8"/>Attribute: 1 <text:s text:c="2"/>Value: 1 </text:p>
      <text:p text:style-name="P5"><text:s text:c="4"/>Attribute: 0 <text:s text:c="2"/>Value: 1 </text:p>
      <text:p text:style-name="P5"><text:s text:c="8"/>Attribute: 1 <text:s text:c="2"/>Value: 0 </text:p>
      <text:p text:style-name="P5"><text:s text:c="8"/>Attribute: 1 <text:s text:c="2"/>Value: 1 </text:p>
      <text:p text:style-name="P6"/>
      <text:p text:style-name="P6">precision = 0.571428571429 </text:p>
      <text:p text:style-name="P6">recall = 1.0 </text:p>
      <text:p text:style-name="P6"/>
      <text:p text:style-name="P7">En el caso de Random Forest, utilicé scikit-learn. Y como era de esperar, los resultados varían según la corrida, estos son algunos resultados,</text:p>
      <text:p text:style-name="P7"/>
      <text:p text:style-name="P7">precision = 0.666666666667 </text:p>
      <text:p text:style-name="P7">recall = 0.5 </text:p>
      <text:p text:style-name="P7"/>
      <text:p text:style-name="P7">precision = 1.0 </text:p>
      <text:p text:style-name="P7">recall = 1.0 </text:p>
      <text:p text:style-name="P7"><text:soft-page-break/>precision = 1.0 </text:p>
      <text:p text:style-name="P7">recall = 0.5 </text:p>
      <text:p text:style-name="P7"/>
      <text:p text:style-name="P7">precision = 0.8 </text:p>
      <text:p text:style-name="P7">recall = 1.0 </text:p>
      <text:p text:style-name="P7"/>
      <text:p text:style-name="P7">precision = 1.0 </text:p>
      <text:p text:style-name="P7">recall = 0.375 </text:p>
      <text:p text:style-name="P7"/>
      <text:p text:style-name="P7">Los resultados anteriores para ID3 son siempre los mismos, por supues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text:soft-page-break/>3. Primero voy a transformar el texto crudo en un diccionario {palabra: frecuencia}. Asumo una representación en disco tal que los mappers reciben cada uno una línea del texto.</text:p>
      <text:p text:style-name="P15"/>
      <text:p text:style-name="P15"><text:span text:style-name="T1">map</text:span>(String line) {</text:p>
      <text:p text:style-name="P15"/>
      <text:p text:style-name="P15">//Hago un split del String</text:p>
      <text:p text:style-name="P15">String[] chunks = split (line)</text:p>
      <text:p text:style-name="P15"/>
      <text:p text:style-name="P15">//Armo un diccionario {String, Int}, y cuento ocurrencias de cada palabra</text:p>
      <text:p text:style-name="P15">wordCount = {}</text:p>
      <text:p text:style-name="P15">for chunk in chunks</text:p>
      <text:p text:style-name="P15"><text:s text:c="5"/>wordCount[chunk] += 1 <text:s text:c="2"/></text:p>
      <text:p text:style-name="P15"/>
      <text:p text:style-name="P15">// emito a los reducers, itero sobre las keys del diccionario</text:p>
      <text:p text:style-name="P15">for key in wordCount.keys():</text:p>
      <text:p text:style-name="P15"><text:s text:c="7"/>context.emit(key, wordCount[key])</text:p>
      <text:p text:style-name="P15"/>
      <text:p text:style-name="P15">}</text:p>
      <text:p text:style-name="P15"/>
      <text:p text:style-name="P15">En la próxima etapa, conceptualmente voy a tener tantos reducers como palabras distintas, <text:span text:style-name="T10">cada reducer recibe una lista de conteos para una determinada palabra.</text:span></text:p>
      <text:p text:style-name="P15"/>
      <text:p text:style-name="P15"><text:span text:style-name="T1">reduce</text:span>(<text:span text:style-name="T10">key, listCount(int)</text:span>) <text:span text:style-name="T10">{</text:span></text:p>
      <text:p text:style-name="P15"/>
      <text:p text:style-name="P16">suma = sumar todos los enteros de listCount</text:p>
      <text:p text:style-name="P16">//emito un solo par (key,value)</text:p>
      <text:p text:style-name="P16">context.emit(key, suma)</text:p>
      <text:p text:style-name="P15"/>
      <text:p text:style-name="P16">}</text:p>
      <text:p text:style-name="P16"/>
      <text:p text:style-name="P17"><text:span text:style-name="T12">El</text:span> próximo trabajo MapReduce arranca con un diccionario {palabra, conteo}. <text:span text:style-name="T11">La salida que quiero obtener es {conteo, frecuencia del conteo}.</text:span></text:p>
      <text:p text:style-name="P17"/>
      <text:p text:style-name="P18"><text:span text:style-name="T1">map</text:span>(key, value) {</text:p>
      <text:p text:style-name="P18"/>
      <text:p text:style-name="P19">context.emit(value, 1)</text:p>
      <text:p text:style-name="P18"/>
      <text:p text:style-name="P18">}</text:p>
      <text:p text:style-name="P18"/>
      <text:p text:style-name="P18"><text:span text:style-name="T1">reduce</text:span><text:span text:style-name="T12">(key, list)</text:span>{</text:p>
      <text:p text:style-name="P17"/>
      <text:p text:style-name="P18">//<text:span text:style-name="T12">list es una lista con unos, ejemplo, [1, 1 , 1]</text:span></text:p>
      <text:p text:style-name="P19">context.emit(key, length(list))</text:p>
      <text:p text:style-name="P18"/>
      <text:p text:style-name="P18">}</text:p>
      <text:p text:style-name="P17"/>
      <text:p text:style-name="P19">En este punto tengo una lista de <text:span text:style-name="T13">{r, Nr}, la cual se puede seguir procesando en un solo nodo. Tanto el cálculo <text:s/>del suavizado Zr = Nr/0.5(t-q) y el cálculo para r* son realizables en un solo nodo.</text:span></text:p>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
      <text:p text:style-name="P1"/>
      <text:p text:style-name="P1"/>
      <text:p text:style-name="P1"/>
      <text:p text:style-name="P1"/>
      <text:p text:style-name="P1">4. Descomposición LU. </text:p>
      <text:p text:style-name="P1">La implementación MapReduce de este algoritmo tiene <text:span text:style-name="T4">tres</text:span> partes: </text:p>
      <text:p text:style-name="P2"><text:tab/><text:span text:style-name="T5">1. Se crean algunos archivos de control en el HDFS utilizando el master node. Estos archivos son utilizados como entradas a los mappers de todos los trabajos MapReduce.</text:span></text:p>
      <text:p text:style-name="P2"><text:span text:style-name="T5"><text:tab/>2</text:span>. La partición de los datos de acuerdo al procedimiento recursivo que se explica en la tesis. </text:p>
      <text:p text:style-name="P1"><text:tab/><text:span text:style-name="T5">3</text:span>. Un<text:span text:style-name="T6">a</text:span> serie de trabajos MapReduce que calculan los diferentes pedazos de la matriz resultante. </text:p>
      <text:p text:style-name="P1"/>
      <text:p text:style-name="P9">Algunos parámetros del algoritmo:</text:p>
      <text:p text:style-name="P8">N^2 = 10.000x10.000</text:p>
      <text:p text:style-name="P8">m0 = número inicial de archivos / número de nodos de cómputo</text:p>
      <text:p text:style-name="P8">nb = 3200. El límite de N para un solo nodo.</text:p>
      <text:p text:style-name="P8"/>
      <text:p text:style-name="P10">Si bien el procedimiento es recursivo, la profundidad de la recursión y el número de MapReduce jobs puede calcularse de antemano, utilizando la fórmula de la tesis, </text:p>
      <text:p text:style-name="P10"/>
      <text:p text:style-name="P10">nb = 3200 =&gt; 4 jobs.</text:p>
      <text:p text:style-name="P10"/>
      <text:p text:style-name="P10"/>
      <text:p text:style-name="P10"/>
      <text:p text:style-name="P10"/>
      <text:p text:style-name="P10"/>
      <text:p text:style-name="P10"/>
      <text:p text:style-name="P10">Dibujo1.</text:p>
      <text:p text:style-name="P8"/>
      <text:p text:style-name="P10">(1) <text:s/><text:span text:style-name="T7">Se arranca el algoritmo creando m0 archivos y se los almacena en Root/MapInput/. Cada archivo contiene solo un entero. A.0 contiene 0, A.1 contiene 1, hasta A.m0-1 que contiene m0-1. Los mappers utilizan estos archivos para controlar el cómputo y van produciendo las distintas partes de la salida para hacer la inversión.</text:span></text:p>
      <text:p text:style-name="P10"/>
      <text:p text:style-name="P11">(2) <text:span text:style-name="T2">La partición se hace con un trabajo MapReduce que solo contiene mappers que particionan los datos. Los mappers de este trabajo leen los datos desde Root/MapInput. El entero que leen de cada archivo le sirve a cada mapper para saber que pedazo de la matriz tienen que <text:tab/></text:span></text:p>
      <text:p text:style-name="P3">La partición de la matriz inicial se hace en el directorio Root/ y después se repite el procedimiento volviendo a crear los archivos de control adentro de otros subdirectorios debajo de Root/. El resultado es como se muestra abajo,</text:p>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2">Dibujo 2.</text:p>
      <text:p text:style-name="P12">Por ejemplo, A3 se particiona por filas, y es así como <text:span text:style-name="T8">se va a leer durante el cómputo en paralelo</text:span>. <text:span text:style-name="T8">Por ejemplo, Root/A1/A1/A.0, se obtiene partiendo la matriz “top level” en cuatro, tomando el primer cuarto(A1) y volvéndolo a partir en cuatro. </text:span></text:p>
      <text:p text:style-name="P12"/>
      <text:p text:style-name="P13">(3) <text:s/>Una vez que A está particionada, y todos los archivos están en HDFS, y se empieza el cómputo leyendo A1, A2, A3, y A4 desde disco. Se lanza un trabajo MapReduce para <text:span text:style-name="T9">computar U2, L2' y B.</text:span></text:p>
      <text:p text:style-name="P14">La función map computa U2 y L2' y el reduce computa B = A4 -L2'U2.</text:p>
      <text:p text:style-name="P14">Cada mapper emite un (key, value) = (j,j), donde j es el integer que leyó de su archivo de entrada. Esos j se utilizan para controlar la parte de B que cada reducer debe computar. En el caso de la tesis, el worker j computa el bloque j de B, por eso esos (key, value).</text:p>
      <text:p text:style-name="P14">Este dibujo(*) no está en la tesis, pero me parece útil para ver como se mueven los dato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Cada flecha en este dibujo puede representar más de un mapper/reducer. No se explican detalles de las particiones de los files en el HDFS.</text:p>
      <text:p text:style-name="P14"/>
      <text:p text:style-name="P14"/>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20"><text:soft-page-break/>5. Para emular MapReduce utilizando activeMQ, yo pensaría en cómo llevar adelante todas las etapas de MapReduce <text:span text:style-name="T15">contando</text:span> únicamente <text:span text:style-name="T15">con</text:span> el código de las funciones map() y reduce() provistas por el usuario.</text:p>
      <text:p text:style-name="P20"/>
      <text:p text:style-name="P20">1. <text:span text:style-name="T1">Lectura de archivos:</text:span> para hacer la lectura de las (key, value) en paralelo, desde un proceso principal haría spawn de procesos que escuchen en una cola. Luego enviaría mensajes a la cola indicando que parte de los datos ese proceso tiene que leer de disco.</text:p>
      <text:p text:style-name="P21">Estos mensajes se entregarían desde un broker de manera round-robin hacia los procesos. <text:span text:style-name="T16">De esta forma utilizo el direccionamiento remoto que me dan las colas para coordinar los procesos que podrían estar distribuidos en un cluster.</text:span></text:p>
      <text:p text:style-name="P20"/>
      <text:p text:style-name="P20">2. <text:span text:style-name="T1">Map</text:span>: en cada proceso de los anteriores corro un<text:span text:style-name="T15">a o varias veces</text:span> <text:span text:style-name="T15">el </text:span>map() que fue provisto por el usuario <text:span text:style-name="T15">sobre los datos que leyo cada proceso. Digo una o varias veces porque probablemente cada proceso lea los datos de más de una llave.</text:span></text:p>
      <text:p text:style-name="P20"><text:s text:c="5"/></text:p>
      <text:p text:style-name="P20">3. <text:span text:style-name="T1">Combine</text:span>: en la etapa de combine <text:span text:style-name="T14">convierto los (key, value) en (key, value[]) agrupando las llaves iguales. Aquí puedo usar un topic por cada key y crear nuevos procesos que estén suscriptos a ese topic.</text:span></text:p>
      <text:p text:style-name="P24">Los procesos maps del punto anterior emiten pares (key, value), desde estos procesos emito a un broker utilizando cada key distinta como tópico. Los reducers estarían subscriptos a esos tópicos. Probablemente no sepa los valores de las llaves de antemano, por lo tanto se podría hacer un mapeo de llaves arbitrarias emitidas por los mappers a un conjunto predefinido.</text:p>
      <text:p text:style-name="P24">Ejemplo, supongamos que se emiten las siguientes llaves {45, 67, 89, 12, 24}, puedo hacer un mapeo,</text:p>
      <text:p text:style-name="P24"/>
      <text:p text:style-name="P24">45 → 1</text:p>
      <text:p text:style-name="P24">67 → 2</text:p>
      <text:p text:style-name="P24">89 → 3</text:p>
      <text:p text:style-name="P24">…</text:p>
      <text:p text:style-name="P24">24 → 5</text:p>
      <text:p text:style-name="P24"/>
      <text:p text:style-name="P24">De esta manera puedo tener de antemano procesos subscriptos a los tópicos 1, 2, 3, ..5 <text:s/>y continuar el procesamiento de reduce().</text:p>
      <text:p text:style-name="P25">Podría tener alguna especie de redundancia instanciando múltiples procesos que escuchen el mismo tópico y tomar el resultado del que termine primero.</text:p>
      <text:p text:style-name="P20"/>
      <text:p text:style-name="P23">4. <text:span text:style-name="T1">Reduce</text:span>: <text:span text:style-name="T14">dentro de los mismos procesos del punto anterior, de alguna manera marco la finalización del combine anterior(por ahí con algún mensaje). Con esto me refiero a que en algún momento el que se suscribe al resultado del combine tiene que saber que para la llave que está escuchando ya no van a llegar más valores.</text:span></text:p>
      <text:p text:style-name="P23"><text:span text:style-name="T14">Luego ejecuto las funciones del usuario sobre los datos que agrupé. En estos mismos procesos escribo a disco.</text:span></text:p>
      <text:p text:style-name="P20"/>
      <text:p text:style-name="P25"/>
      <text:p text:style-name="P20"/>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est </meta:initial-creator>
    <meta:creation-date>2014-11-02T11:24:18.278229391</meta:creation-date>
    <meta:generator>LibreOffice/4.1.3.2$Linux_X86_64 LibreOffice_project/410m0$Build-2</meta:generator>
    <dc:date>2014-11-05T12:33:07.951921425</dc:date>
    <dc:creator>guest </dc:creator>
    <meta:editing-duration>P1DT53M17S</meta:editing-duration>
    <meta:editing-cycles>22</meta:editing-cycles>
    <meta:document-statistic meta:table-count="0" meta:image-count="0" meta:object-count="0" meta:page-count="7" meta:paragraph-count="128" meta:word-count="1556" meta:character-count="8819" meta:non-whitespace-character-count="7241"/>
  </office:meta>
</office:document-meta>
</file>